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31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 style:data-style-name="N2">
      <style:text-properties fo:font-size="12pt" style:font-size-asian="12pt" style:font-size-complex="12pt"/>
    </style:style>
    <style:style style:name="ce7" style:family="table-cell" style:parent-style-name="Default" style:data-style-name="N2">
      <style:text-properties fo:color="#c9211e" fo:font-size="12pt" style:font-size-asian="12pt" style:font-size-complex="12pt"/>
    </style:style>
    <style:style style:name="ce8" style:family="table-cell" style:parent-style-name="Default" style:data-style-name="N124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1" table:default-cell-style-name="ce8"/>
        <table:table-column table:style-name="co3" table:default-cell-style-name="Default"/>
        <table:table-column table:style-name="co1" table:default-cell-style-name="ce3"/>
        <table:table-column table:style-name="co4" table:default-cell-style-name="ce6"/>
        <table:table-column table:style-name="co1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search Track 2</text:p>
          </table:table-cell>
          <table:covered-table-cell table:style-name="Default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Assignment – Part 3</text:p>
          </table:table-cell>
          <table:covered-table-cell table:style-name="Default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Statistical Analysis</text:p>
          </table:table-cell>
          <table:covered-table-cell table:style-name="Default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4" office:value-type="string" calcext:value-type="string">
            <text:p>My robot</text:p>
          </table:table-cell>
          <table:table-cell table:style-name="ce5" office:value-type="string" calcext:value-type="string">
            <text:p>Time (s)</text:p>
          </table:table-cell>
          <table:table-cell table:style-name="ce4" office:value-type="string" calcext:value-type="string">
            <text:p>Normal distribution</text:p>
          </table:table-cell>
          <table:table-cell/>
          <table:table-cell table:style-name="ce4" office:value-type="string" calcext:value-type="string">
            <text:p>Prof robot</text:p>
          </table:table-cell>
          <table:table-cell table:style-name="ce5" office:value-type="string" calcext:value-type="string">
            <text:p>Time (s)</text:p>
          </table:table-cell>
          <table:table-cell table:style-name="ce4" office:value-type="string" calcext:value-type="string">
            <text:p>Normal distribution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 table:number-columns-spanned="1" table:number-rows-spanned="5">
            <text:p>Double tokens</text:p>
          </table:table-cell>
          <table:table-cell office:value-type="float" office:value="123.89" calcext:value-type="float">
            <text:p>123.89</text:p>
          </table:table-cell>
          <table:table-cell table:formula="of:=COM.MICROSOFT.NORM.DIST([.B6];[.$B$26];[.$B$27];0)" office:value-type="float" office:value="0.00810457082538753" calcext:value-type="float">
            <text:p>0.0081045708</text:p>
          </table:table-cell>
          <table:table-cell/>
          <table:table-cell table:style-name="ce4" office:value-type="string" calcext:value-type="string" table:number-columns-spanned="1" table:number-rows-spanned="5">
            <text:p>Double tokens</text:p>
          </table:table-cell>
          <table:table-cell table:style-name="ce7" office:value-type="float" office:value="339.72" calcext:value-type="float">
            <text:p>339.72</text:p>
          </table:table-cell>
          <table:table-cell table:formula="of:=COM.MICROSOFT.NORM.DIST([.F6];[.$F$26];[.$F$27];0)" office:value-type="float" office:value="0.0000111381320067997" calcext:value-type="float">
            <text:p>0.0000111381</text:p>
          </table:table-cell>
          <table:table-cell/>
          <table:table-cell table:style-name="ce4"/>
        </table:table-row>
        <table:table-row table:style-name="ro3">
          <table:covered-table-cell/>
          <table:table-cell office:value-type="float" office:value="119.55" calcext:value-type="float">
            <text:p>119.55</text:p>
          </table:table-cell>
          <table:table-cell table:formula="of:=COM.MICROSOFT.NORM.DIST([.B7];[.$B$26];[.$B$27];0)" office:value-type="float" office:value="0.0109295131807182" calcext:value-type="float">
            <text:p>0.0109295132</text:p>
          </table:table-cell>
          <table:table-cell/>
          <table:covered-table-cell/>
          <table:table-cell office:value-type="float" office:value="221.4" calcext:value-type="float">
            <text:p>221.40</text:p>
          </table:table-cell>
          <table:table-cell table:formula="of:=COM.MICROSOFT.NORM.DIST([.F7];[.$F$26];[.$F$27];0)" office:value-type="float" office:value="0.00509347309889693" calcext:value-type="float">
            <text:p>0.0050934731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119.36" calcext:value-type="float">
            <text:p>119.36</text:p>
          </table:table-cell>
          <table:table-cell table:formula="of:=COM.MICROSOFT.NORM.DIST([.B8];[.$B$26];[.$B$27];0)" office:value-type="float" office:value="0.0110597264643282" calcext:value-type="float">
            <text:p>0.0110597265</text:p>
          </table:table-cell>
          <table:table-cell/>
          <table:covered-table-cell/>
          <table:table-cell office:value-type="float" office:value="214.2" calcext:value-type="float">
            <text:p>214.20</text:p>
          </table:table-cell>
          <table:table-cell table:formula="of:=COM.MICROSOFT.NORM.DIST([.F8];[.$F$26];[.$F$27];0)" office:value-type="float" office:value="0.00593693315906238" calcext:value-type="float">
            <text:p>0.0059369332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117.36" calcext:value-type="float">
            <text:p>117.36</text:p>
          </table:table-cell>
          <table:table-cell table:formula="of:=COM.MICROSOFT.NORM.DIST([.B9];[.$B$26];[.$B$27];0)" office:value-type="float" office:value="0.0124488412242063" calcext:value-type="float">
            <text:p>0.0124488412</text:p>
          </table:table-cell>
          <table:table-cell/>
          <table:covered-table-cell/>
          <table:table-cell office:value-type="float" office:value="213.17" calcext:value-type="float">
            <text:p>213.17</text:p>
          </table:table-cell>
          <table:table-cell table:formula="of:=COM.MICROSOFT.NORM.DIST([.F9];[.$F$26];[.$F$27];0)" office:value-type="float" office:value="0.00605603067462163" calcext:value-type="float">
            <text:p>0.0060560307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117.09" calcext:value-type="float">
            <text:p>117.09</text:p>
          </table:table-cell>
          <table:table-cell table:formula="of:=COM.MICROSOFT.NORM.DIST([.B10];[.$B$26];[.$B$27];0)" office:value-type="float" office:value="0.0126380442404536" calcext:value-type="float">
            <text:p>0.0126380442</text:p>
          </table:table-cell>
          <table:table-cell/>
          <table:covered-table-cell/>
          <table:table-cell office:value-type="float" office:value="212.22" calcext:value-type="float">
            <text:p>212.22</text:p>
          </table:table-cell>
          <table:table-cell table:formula="of:=COM.MICROSOFT.NORM.DIST([.F10];[.$F$26];[.$F$27];0)" office:value-type="float" office:value="0.00616517750179141" calcext:value-type="float">
            <text:p>0.0061651775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 table:number-columns-spanned="1" table:number-rows-spanned="5">
            <text:p>Full tokens</text:p>
          </table:table-cell>
          <table:table-cell table:style-name="ce7" office:value-type="float" office:value="145.33" calcext:value-type="float">
            <text:p>145.33</text:p>
          </table:table-cell>
          <table:table-cell table:formula="of:=COM.MICROSOFT.NORM.DIST([.B11];[.$B$26];[.$B$27];0)" office:value-type="float" office:value="0.000830008489802464" calcext:value-type="float">
            <text:p>0.0008300085</text:p>
          </table:table-cell>
          <table:table-cell/>
          <table:table-cell table:style-name="ce4" office:value-type="string" calcext:value-type="string" table:number-columns-spanned="1" table:number-rows-spanned="5">
            <text:p>Full tokens</text:p>
          </table:table-cell>
          <table:table-cell office:value-type="float" office:value="166.73" calcext:value-type="float">
            <text:p>166.73</text:p>
          </table:table-cell>
          <table:table-cell table:formula="of:=COM.MICROSOFT.NORM.DIST([.F11];[.$F$26];[.$F$27];0)" office:value-type="float" office:value="0.00868096639597544" calcext:value-type="float">
            <text:p>0.0086809664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99.2" calcext:value-type="float">
            <text:p>99.20</text:p>
          </table:table-cell>
          <table:table-cell table:formula="of:=COM.MICROSOFT.NORM.DIST([.B12];[.$B$26];[.$B$27];0)" office:value-type="float" office:value="0.0214362091625139" calcext:value-type="float">
            <text:p>0.0214362092</text:p>
          </table:table-cell>
          <table:table-cell/>
          <table:covered-table-cell/>
          <table:table-cell office:value-type="float" office:value="166.36" calcext:value-type="float">
            <text:p>166.36</text:p>
          </table:table-cell>
          <table:table-cell table:formula="of:=COM.MICROSOFT.NORM.DIST([.F12];[.$F$26];[.$F$27];0)" office:value-type="float" office:value="0.00866936026357044" calcext:value-type="float">
            <text:p>0.0086693603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98.94" calcext:value-type="float">
            <text:p>98.94</text:p>
          </table:table-cell>
          <table:table-cell table:formula="of:=COM.MICROSOFT.NORM.DIST([.B13];[.$B$26];[.$B$27];0)" office:value-type="float" office:value="0.0214541417838456" calcext:value-type="float">
            <text:p>0.0214541418</text:p>
          </table:table-cell>
          <table:table-cell/>
          <table:covered-table-cell/>
          <table:table-cell office:value-type="float" office:value="165.91" calcext:value-type="float">
            <text:p>165.91</text:p>
          </table:table-cell>
          <table:table-cell table:formula="of:=COM.MICROSOFT.NORM.DIST([.F13];[.$F$26];[.$F$27];0)" office:value-type="float" office:value="0.00865448991710165" calcext:value-type="float">
            <text:p>0.0086544899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98.5" calcext:value-type="float">
            <text:p>98.50</text:p>
          </table:table-cell>
          <table:table-cell table:formula="of:=COM.MICROSOFT.NORM.DIST([.B14];[.$B$26];[.$B$27];0)" office:value-type="float" office:value="0.0214749303832191" calcext:value-type="float">
            <text:p>0.0214749304</text:p>
          </table:table-cell>
          <table:table-cell/>
          <table:covered-table-cell/>
          <table:table-cell office:value-type="float" office:value="164.21" calcext:value-type="float">
            <text:p>164.21</text:p>
          </table:table-cell>
          <table:table-cell table:formula="of:=COM.MICROSOFT.NORM.DIST([.F14];[.$F$26];[.$F$27];0)" office:value-type="float" office:value="0.00859091294886517" calcext:value-type="float">
            <text:p>0.0085909129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97.18" calcext:value-type="float">
            <text:p>97.18</text:p>
          </table:table-cell>
          <table:table-cell table:formula="of:=COM.MICROSOFT.NORM.DIST([.B15];[.$B$26];[.$B$27];0)" office:value-type="float" office:value="0.0214649854976019" calcext:value-type="float">
            <text:p>0.0214649855</text:p>
          </table:table-cell>
          <table:table-cell/>
          <table:covered-table-cell/>
          <table:table-cell office:value-type="float" office:value="161.48" calcext:value-type="float">
            <text:p>161.48</text:p>
          </table:table-cell>
          <table:table-cell table:formula="of:=COM.MICROSOFT.NORM.DIST([.F15];[.$F$26];[.$F$27];0)" office:value-type="float" office:value="0.00846489002708621" calcext:value-type="float">
            <text:p>0.0084648900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 table:number-columns-spanned="1" table:number-rows-spanned="5">
            <text:p>Half tokens</text:p>
          </table:table-cell>
          <table:table-cell office:value-type="float" office:value="88.22" calcext:value-type="float">
            <text:p>88.22</text:p>
          </table:table-cell>
          <table:table-cell table:formula="of:=COM.MICROSOFT.NORM.DIST([.B16];[.$B$26];[.$B$27];0)" office:value-type="float" office:value="0.0187223433637404" calcext:value-type="float">
            <text:p>0.0187223434</text:p>
          </table:table-cell>
          <table:table-cell/>
          <table:table-cell table:style-name="ce4" office:value-type="string" calcext:value-type="string" table:number-columns-spanned="1" table:number-rows-spanned="5">
            <text:p>Half tokens</text:p>
          </table:table-cell>
          <table:table-cell office:value-type="float" office:value="154.81" calcext:value-type="float">
            <text:p>154.81</text:p>
          </table:table-cell>
          <table:table-cell table:formula="of:=COM.MICROSOFT.NORM.DIST([.F16];[.$F$26];[.$F$27];0)" office:value-type="float" office:value="0.00804131546961082" calcext:value-type="float">
            <text:p>0.0080413155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86.75" calcext:value-type="float">
            <text:p>86.75</text:p>
          </table:table-cell>
          <table:table-cell table:formula="of:=COM.MICROSOFT.NORM.DIST([.B17];[.$B$26];[.$B$27];0)" office:value-type="float" office:value="0.0179045933590257" calcext:value-type="float">
            <text:p>0.0179045934</text:p>
          </table:table-cell>
          <table:table-cell/>
          <table:covered-table-cell/>
          <table:table-cell office:value-type="float" office:value="152.03" calcext:value-type="float">
            <text:p>152.03</text:p>
          </table:table-cell>
          <table:table-cell table:formula="of:=COM.MICROSOFT.NORM.DIST([.F17];[.$F$26];[.$F$27];0)" office:value-type="float" office:value="0.00782102896879574" calcext:value-type="float">
            <text:p>0.0078210290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86.47" calcext:value-type="float">
            <text:p>86.47</text:p>
          </table:table-cell>
          <table:table-cell table:formula="of:=COM.MICROSOFT.NORM.DIST([.B18];[.$B$26];[.$B$27];0)" office:value-type="float" office:value="0.0177403204460063" calcext:value-type="float">
            <text:p>0.0177403204</text:p>
          </table:table-cell>
          <table:table-cell/>
          <table:covered-table-cell/>
          <table:table-cell office:value-type="float" office:value="150.83" calcext:value-type="float">
            <text:p>150.83</text:p>
          </table:table-cell>
          <table:table-cell table:formula="of:=COM.MICROSOFT.NORM.DIST([.F18];[.$F$26];[.$F$27];0)" office:value-type="float" office:value="0.00771885646597089" calcext:value-type="float">
            <text:p>0.0077188565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86.32" calcext:value-type="float">
            <text:p>86.32</text:p>
          </table:table-cell>
          <table:table-cell table:formula="of:=COM.MICROSOFT.NORM.DIST([.B19];[.$B$26];[.$B$27];0)" office:value-type="float" office:value="0.0176512870111448" calcext:value-type="float">
            <text:p>0.0176512870</text:p>
          </table:table-cell>
          <table:table-cell/>
          <table:covered-table-cell/>
          <table:table-cell office:value-type="float" office:value="149.92" calcext:value-type="float">
            <text:p>149.92</text:p>
          </table:table-cell>
          <table:table-cell table:formula="of:=COM.MICROSOFT.NORM.DIST([.F19];[.$F$26];[.$F$27];0)" office:value-type="float" office:value="0.00763870323428207" calcext:value-type="float">
            <text:p>0.0076387032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85.14" calcext:value-type="float">
            <text:p>85.14</text:p>
          </table:table-cell>
          <table:table-cell table:formula="of:=COM.MICROSOFT.NORM.DIST([.B20];[.$B$26];[.$B$27];0)" office:value-type="float" office:value="0.0169277303697075" calcext:value-type="float">
            <text:p>0.0169277304</text:p>
          </table:table-cell>
          <table:table-cell/>
          <table:covered-table-cell/>
          <table:table-cell office:value-type="float" office:value="144.9" calcext:value-type="float">
            <text:p>144.90</text:p>
          </table:table-cell>
          <table:table-cell table:formula="of:=COM.MICROSOFT.NORM.DIST([.F20];[.$F$26];[.$F$27];0)" office:value-type="float" office:value="0.00715931565178969" calcext:value-type="float">
            <text:p>0.0071593157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 table:number-columns-spanned="1" table:number-rows-spanned="5">
            <text:p>One token</text:p>
          </table:table-cell>
          <table:table-cell office:value-type="float" office:value="79.62" calcext:value-type="float">
            <text:p>79.62</text:p>
          </table:table-cell>
          <table:table-cell table:formula="of:=COM.MICROSOFT.NORM.DIST([.B21];[.$B$26];[.$B$27];0)" office:value-type="float" office:value="0.0131908840086899" calcext:value-type="float">
            <text:p>0.0131908840</text:p>
          </table:table-cell>
          <table:table-cell/>
          <table:table-cell table:style-name="ce4" office:value-type="string" calcext:value-type="string" table:number-columns-spanned="1" table:number-rows-spanned="5">
            <text:p>One token</text:p>
          </table:table-cell>
          <table:table-cell office:value-type="float" office:value="142.17" calcext:value-type="float">
            <text:p>142.17</text:p>
          </table:table-cell>
          <table:table-cell table:formula="of:=COM.MICROSOFT.NORM.DIST([.F21];[.$F$26];[.$F$27];0)" office:value-type="float" office:value="0.00687594022680469" calcext:value-type="float">
            <text:p>0.0068759402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78.45" calcext:value-type="float">
            <text:p>78.45</text:p>
          </table:table-cell>
          <table:table-cell table:formula="of:=COM.MICROSOFT.NORM.DIST([.B22];[.$B$26];[.$B$27];0)" office:value-type="float" office:value="0.012370423176202" calcext:value-type="float">
            <text:p>0.0123704232</text:p>
          </table:table-cell>
          <table:table-cell/>
          <table:covered-table-cell/>
          <table:table-cell office:value-type="float" office:value="142.15" calcext:value-type="float">
            <text:p>142.15</text:p>
          </table:table-cell>
          <table:table-cell table:formula="of:=COM.MICROSOFT.NORM.DIST([.F22];[.$F$26];[.$F$27];0)" office:value-type="float" office:value="0.00687381433027585" calcext:value-type="float">
            <text:p>0.0068738143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78.1" calcext:value-type="float">
            <text:p>78.10</text:p>
          </table:table-cell>
          <table:table-cell table:formula="of:=COM.MICROSOFT.NORM.DIST([.B23];[.$B$26];[.$B$27];0)" office:value-type="float" office:value="0.0121256929471249" calcext:value-type="float">
            <text:p>0.0121256929</text:p>
          </table:table-cell>
          <table:table-cell/>
          <table:covered-table-cell/>
          <table:table-cell office:value-type="float" office:value="140.03" calcext:value-type="float">
            <text:p>140.03</text:p>
          </table:table-cell>
          <table:table-cell table:formula="of:=COM.MICROSOFT.NORM.DIST([.F23];[.$F$26];[.$F$27];0)" office:value-type="float" office:value="0.0066448306172367" calcext:value-type="float">
            <text:p>0.0066448306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77.91" calcext:value-type="float">
            <text:p>77.91</text:p>
          </table:table-cell>
          <table:table-cell table:formula="of:=COM.MICROSOFT.NORM.DIST([.B24];[.$B$26];[.$B$27];0)" office:value-type="float" office:value="0.0119930887117786" calcext:value-type="float">
            <text:p>0.0119930887</text:p>
          </table:table-cell>
          <table:table-cell/>
          <table:covered-table-cell/>
          <table:table-cell office:value-type="float" office:value="139.5" calcext:value-type="float">
            <text:p>139.50</text:p>
          </table:table-cell>
          <table:table-cell table:formula="of:=COM.MICROSOFT.NORM.DIST([.F24];[.$F$26];[.$F$27];0)" office:value-type="float" office:value="0.00658653937520682" calcext:value-type="float">
            <text:p>0.0065865394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75.84" calcext:value-type="float">
            <text:p>75.84</text:p>
          </table:table-cell>
          <table:table-cell table:formula="of:=COM.MICROSOFT.NORM.DIST([.B25];[.$B$26];[.$B$27];0)" office:value-type="float" office:value="0.0105671273556419" calcext:value-type="float">
            <text:p>0.0105671274</text:p>
          </table:table-cell>
          <table:table-cell/>
          <table:covered-table-cell/>
          <table:table-cell office:value-type="float" office:value="138.03" calcext:value-type="float">
            <text:p>138.03</text:p>
          </table:table-cell>
          <table:table-cell table:formula="of:=COM.MICROSOFT.NORM.DIST([.F25];[.$F$26];[.$F$27];0)" office:value-type="float" office:value="0.00642293767999312" calcext:value-type="float">
            <text:p>0.0064229377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Mean</text:p>
          </table:table-cell>
          <table:table-cell table:formula="of:=AVERAGE([.B6:.B25])" office:value-type="float" office:value="97.961" calcext:value-type="float">
            <text:p>97.96</text:p>
          </table:table-cell>
          <table:table-cell table:style-name="Default"/>
          <table:table-cell/>
          <table:table-cell table:style-name="ce5" office:value-type="string" calcext:value-type="string">
            <text:p>Mean</text:p>
          </table:table-cell>
          <table:table-cell table:formula="of:=AVERAGE([.F6:.F25])" office:value-type="float" office:value="173.9885" calcext:value-type="float">
            <text:p>173.99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Standard deviation</text:p>
          </table:table-cell>
          <table:table-cell table:formula="of:=COM.MICROSOFT.STDEV.P([.B6:.B26])" office:value-type="float" office:value="18.5692920858989" calcext:value-type="float">
            <text:p>18.57</text:p>
          </table:table-cell>
          <table:table-cell table:style-name="Default"/>
          <table:table-cell/>
          <table:table-cell office:value-type="string" calcext:value-type="string">
            <text:p>Standard deviation</text:p>
          </table:table-cell>
          <table:table-cell table:formula="of:=COM.MICROSOFT.STDEV.P([.F6:.F26])" office:value-type="float" office:value="45.3716418959391" calcext:value-type="float">
            <text:p>45.37</text:p>
          </table:table-cell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F6:Sheet1.F2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3:54:11.393423468</meta:creation-date>
    <dc:date>2022-04-04T14:26:55.775708834</dc:date>
    <meta:editing-duration>PT32M38S</meta:editing-duration>
    <meta:editing-cycles>16</meta:editing-cycles>
    <meta:generator>LibreOffice/6.4.7.2$Linux_X86_64 LibreOffice_project/40$Build-2</meta:generator>
    <meta:document-statistic meta:table-count="1" meta:cell-count="105" meta:object-count="0"/>
  </office:meta>
</office:document-meta>
</file>